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2.17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ontexte du proje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eille technologique et concurrentielle</text:p>
              </text:list-item>
              <text:list-item>
                <text:p>Cahier des charges évolutif</text:p>
              </text:list-item>
              <text:list-item>
                <text:p>Travaux publiés au fur et à mesure, évaluables par to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Qu’est-ce que Djoe peut faire pour vous 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éseau privé sécurisé multimédia</text:p>
              </text:list-item>
              <text:list-item>
                <text:p>Messagerie texte</text:p>
              </text:list-item>
              <text:list-item>
                <text:p>Edition collaborative</text:p>
              </text:list-item>
              <text:list-item>
                <text:p>Appels vidéo</text:p>
              </text:list-item>
              <text:list-item>
                <text:p>Vidéoconfér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Intégration coté clie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Intégration coté serveur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 venir 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mipassmoilesel </meta:initial-creator>
    <meta:creation-date>2016-09-06T15:41:17.503498730</meta:creation-date>
    <dc:date>2016-09-06T16:49:01.317537284</dc:date>
    <dc:creator>remipassmoilesel </dc:creator>
    <meta:editing-duration>PT7M23S</meta:editing-duration>
    <meta:editing-cycles>2</meta:editing-cycles>
    <meta:generator>LibreOffice/5.1.4.2$Linux_X86_64 LibreOffice_project/10m0$Build-2</meta:generator>
    <meta:document-statistic meta:object-count="49"/>
  </office:meta>
</office:document-meta>
</file>